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aad9" officeooo:paragraph-rsid="0014aad9"/>
    </style:style>
    <style:style style:name="P2" style:family="paragraph" style:parent-style-name="Standard">
      <style:text-properties fo:language="en" fo:country="US" officeooo:rsid="0014aad9" officeooo:paragraph-rsid="0014f307"/>
    </style:style>
    <style:style style:name="P3" style:family="paragraph" style:parent-style-name="Standard">
      <style:text-properties fo:language="en" fo:country="US" officeooo:rsid="0014f307" officeooo:paragraph-rsid="0014f307"/>
    </style:style>
    <style:style style:name="T1" style:family="text">
      <style:text-properties officeooo:rsid="0014f307"/>
    </style:style>
    <style:style style:name="T2" style:family="text">
      <style:text-properties officeooo:rsid="00153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- Ey! How are you? <text:s/></text:p>
      <text:p text:style-name="P2"><text:span text:style-name="T1">B- im fine</text:span></text:p>
      <text:p text:style-name="P2"><text:span text:style-name="T1">A- </text:span>Tomorrow is Hector’s birthdate. We need to buy something now!</text:p>
      <text:p text:style-name="P1">B- Oh it’s true!Do you have nay idea?</text:p>
      <text:p text:style-name="P1">A- Yes! I think the perfect gift is a Mp4 because he had <text:s/>Mp3 <text:span text:style-name="T1">and it is quite old</text:span>. What do you think?</text:p>
      <text:p text:style-name="P1">B- It’s a good idea but I think that is better buying a </text:p>
      <text:p text:style-name="P1">A- Mm but, how much is it?</text:p>
      <text:p text:style-name="P1">B- cuesta 100€</text:p>
      <text:p text:style-name="P1">A- I disagree, Mp4 is cheaper than guittar and he love<text:span text:style-name="T2">s</text:span> new technology <text:s/>and easier to carry<text:line-break/>B- <text:span text:style-name="T1">fiestas</text:span></text:p>
      <text:p text:style-name="P3">A – I take a different view I think he dont go to many party</text:p>
      <text:p text:style-name="P3">b- es verdad, mp4 mejor</text:p>
      <text:p text:style-name="P3">A – ok, I buy it and you can do a bizum</text:p>
      <text:p text:style-name="P3">B – see you tomorrow at 8 pm, se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1:28:38.984658307</meta:creation-date>
    <dc:date>2020-02-03T11:56:04.187897324</dc:date>
    <meta:editing-duration>PT7M4S</meta:editing-duration>
    <meta:editing-cycles>1</meta:editing-cycles>
    <meta:document-statistic meta:table-count="0" meta:image-count="0" meta:object-count="0" meta:page-count="1" meta:paragraph-count="13" meta:word-count="131" meta:character-count="590" meta:non-whitespace-character-count="464"/>
    <meta:generator>LibreOffice/5.1.6.2$Linux_X86_64 LibreOffice_project/10m0$Build-2</meta:generator>
  </office:meta>
</office:document-meta>
</file>